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7902a" officeooo:paragraph-rsid="001790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and ToDo</text:h>
      <text:h text:style-name="Heading_20_2" text:outline-level="2">Common</text:h>
      <text:list xml:id="list5197408740366986077" text:style-name="L1">
        <text:list-item>
          <text:p text:style-name="P1">Better design</text:p>
        </text:list-item>
        <text:list-item>
          <text:p text:style-name="P1">More speed</text:p>
        </text:list-item>
        <text:list-item>
          <text:p text:style-name="P1">Log everything</text:p>
        </text:list-item>
      </text:list>
      <text:h text:style-name="Heading_20_2" text:outline-level="2">Editor</text:h>
      <text:list xml:id="list215715825134330" text:continue-numbering="true" text:style-name="L1">
        <text:list-item>
          <text:p text:style-name="P1">Flow editing</text:p>
          <text:list>
            <text:list-item>
              <text:p text:style-name="P1">Implement undo and redo</text:p>
            </text:list-item>
          </text:list>
        </text:list-item>
        <text:list-item>
          <text:p text:style-name="P1">Allow get and save triggers to clipboard</text:p>
        </text:list-item>
        <text:list-item>
          <text:p text:style-name="P1">Allow adding additional trigger container</text:p>
        </text:list-item>
      </text:list>
      <text:p text:style-name="Text_20_body"/>
      <text:h text:style-name="Heading_20_2" text:outline-level="2">Elements</text:h>
      <text:list xml:id="list215716016848915" text:continue-numbering="true" text:style-name="L1">
        <text:list-item>
          <text:p text:style-name="P1">Actions</text:p>
          <text:list>
            <text:list-item>
              <text:p text:style-name="P1">Internet</text:p>
              <text:list>
                <text:list-item>
                  <text:p text:style-name="P1">Dropbox</text:p>
                </text:list-item>
              </text:list>
            </text:list-item>
            <text:list-item>
              <text:p text:style-name="P1">Files</text:p>
              <text:list>
                <text:list-item>
                  <text:p text:style-name="P1">Unzip file</text:p>
                </text:list-item>
                <text:list-item>
                  <text:p text:style-name="P1">Zip file</text:p>
                </text:list-item>
                <text:list-item>
                  <text:p text:style-name="P1">Eject drive</text:p>
                </text:list-item>
                <text:list-item>
                  <text:p text:style-name="P1">Get all drives</text:p>
                </text:list-item>
              </text:list>
            </text:list-item>
            <text:list-item>
              <text:p text:style-name="P1">Image</text:p>
              <text:list>
                <text:list-item>
                  <text:p text:style-name="P1">Click on image</text:p>
                </text:list-item>
                <text:list-item>
                  <text:p text:style-name="P1">Search for an image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Reverse list</text:p>
                </text:list-item>
                <text:list-item>
                  <text:p text:style-name="P1">Sort list</text:p>
                </text:list-item>
                <text:list-item>
                  <text:p text:style-name="P1">Encode URL</text:p>
                </text:list-item>
                <text:list-item>
                  <text:p text:style-name="P1">Encode HTML</text:p>
                </text:list-item>
                <text:list-item>
                  <text:p text:style-name="P1">Hash</text:p>
                </text:list-item>
                <text:list-item>
                  <text:p text:style-name="P1">Regular expression</text:p>
                </text:list-item>
              </text:list>
            </text:list-item>
          </text:list>
        </text:list-item>
        <text:list-item>
          <text:p text:style-name="P1">Conditions</text:p>
          <text:list>
            <text:list-item>
              <text:p text:style-name="P1">Files</text:p>
              <text:list>
                <text:list-item>
                  <text:p text:style-name="P1">Drive exists</text:p>
                </text:list-item>
              </text:list>
            </text:list-item>
          </text:list>
        </text:list-item>
        <text:list-item>
          <text:p text:style-name="P1">Triggers</text:p>
          <text:list>
            <text:list-item>
              <text:p text:style-name="P1"><text:soft-page-break/>Files</text:p>
              <text:list>
                <text:list-item>
                  <text:p text:style-name="P1">File content changes</text:p>
                </text:list-item>
                <text:list-item>
                  <text:p text:style-name="P1">Folder content changes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Global variable changes</text:p>
                </text:list-item>
              </text:list>
            </text:list-item>
            <text:list-item>
              <text:p text:style-name="P1">User interface</text:p>
              <text:list>
                <text:list-item>
                  <text:p text:style-name="P1">Mouse gest</text:p>
                </text:list-item>
              </text:list>
            </text:list-item>
            <text:list-item>
              <text:p text:style-name="P2">Window opens: detect every new window, even if a matching window is already open</text:p>
            </text:list-item>
          </text:list>
        </text:list-item>
        <text:list-item>
          <text:p text:style-name="P1">Loops</text:p>
          <text:list>
            <text:list-item>
              <text:p text:style-name="P1"/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8S</meta:editing-duration>
    <meta:editing-cycles>12</meta:editing-cycles>
    <meta:generator>LibreOffice/4.4.3.2$Windows_x86 LibreOffice_project/88805f81e9fe61362df02b9941de8e38a9b5fd16</meta:generator>
    <dc:date>2015-08-14T21:57:15.319000000</dc:date>
    <dc:creator>Paul Bichler</dc:creator>
    <meta:document-statistic meta:table-count="0" meta:image-count="0" meta:object-count="0" meta:page-count="2" meta:paragraph-count="43" meta:word-count="137" meta:character-count="630" meta:non-whitespace-character-count="574"/>
    <meta:user-defined meta:name="Info 1"/>
    <meta:user-defined meta:name="Info 2"/>
    <meta:user-defined meta:name="Info 3"/>
    <meta:user-defined meta:name="Info 4"/>
  </office:meta>
</office:document-meta>
</file>